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3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</style:style>
    <style:style style:name="ce16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35138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map style:condition="of:cell-content()&lt;60" style:apply-style-name="cf7"/>
      <style:map style:condition="of:cell-content-is-between(60,79)" style:apply-style-name="cf8"/>
      <style:map style:condition="of:cell-content-is-between(80,100)" style:apply-style-name="cf9"/>
      <style:map style:condition="of:cell-content-is-between(80,100)" style:apply-style-name="cf9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map style:condition="of:cell-content()&lt;60" style:apply-style-name="cf7"/>
      <style:map style:condition="of:cell-content-is-between(60,79)" style:apply-style-name="cf8"/>
      <style:map style:condition="of:cell-content-is-between(80,100)" style:apply-style-name="cf9"/>
      <style:map style:condition="of:cell-content-is-between(80,100)" style:apply-style-name="c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61" table:default-cell-style-name="ce1"/>
        <table:table-row table:style-name="ro1">
          <table:table-cell table:number-columns-repeated="16384" table:style-name="ce2"/>
        </table:table-row>
        <table:table-row table:style-name="ro1">
          <table:table-cell office:value-type="string" table:number-columns-spanned="16384" table:number-rows-spanned="3" table:style-name="ce17">
            <text:p>SUS Scoring Sheet &amp; Reliability Test</text:p>
            <text:p><text:span text:style-name="T1">SUS data (scored 1=Strongly disagree; 5=Strongly agree)</text:span><text:span text:style-name="T1"/></text:p>
            <text:p><text:span text:style-name="T1">Average score is 68</text:span></text:p>
          </table:table-cell>
          <table:covered-table-cell table:number-columns-repeated="16383"/>
        </table:table-row>
        <table:table-row table:number-rows-repeated="2" table:style-name="ro1">
          <table:covered-table-cell/>
          <table:covered-table-cell table:number-columns-repeated="16383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Q1</text:p>
          </table:table-cell>
          <table:table-cell office:value-type="string" table:style-name="ce3">
            <text:p>Q2</text:p>
          </table:table-cell>
          <table:table-cell office:value-type="string" table:style-name="ce3">
            <text:p>Q3</text:p>
          </table:table-cell>
          <table:table-cell office:value-type="string" table:style-name="ce3">
            <text:p>Q4</text:p>
          </table:table-cell>
          <table:table-cell office:value-type="string" table:style-name="ce3">
            <text:p>Q5</text:p>
          </table:table-cell>
          <table:table-cell office:value-type="string" table:style-name="ce3">
            <text:p>Q6</text:p>
          </table:table-cell>
          <table:table-cell office:value-type="string" table:style-name="ce3">
            <text:p>Q7</text:p>
          </table:table-cell>
          <table:table-cell office:value-type="string" table:style-name="ce3">
            <text:p>Q8</text:p>
          </table:table-cell>
          <table:table-cell office:value-type="string" table:style-name="ce3">
            <text:p>Q9</text:p>
          </table:table-cell>
          <table:table-cell office:value-type="string" table:style-name="ce3">
            <text:p>Q10</text:p>
          </table:table-cell>
          <table:table-cell table:number-columns-repeated="3" table:style-name="ce1"/>
          <table:table-cell office:value-type="string" table:number-columns-spanned="4" table:number-rows-spanned="1" table:style-name="ce18">
            <text:p>Scales</text:p>
          </table:table-cell>
          <table:covered-table-cell table:number-columns-repeated="3"/>
          <table:table-cell table:number-columns-repeated="16365" table:style-name="ce1"/>
        </table:table-row>
        <table:table-row table:style-name="ro2">
          <table:table-cell table:style-name="ce4"/>
          <table:table-cell office:value-type="string" table:style-name="ce5">
            <text:p>Participants</text:p>
          </table:table-cell>
          <table:table-cell office:value-type="string" table:style-name="ce6">
            <text:p>I think that I would like to use this system frequently</text:p>
          </table:table-cell>
          <table:table-cell office:value-type="string" table:style-name="ce6">
            <text:p>I found the system unneccessarily complex</text:p>
          </table:table-cell>
          <table:table-cell office:value-type="string" table:style-name="ce6">
            <text:p>I thought the system was easy to use</text:p>
          </table:table-cell>
          <table:table-cell office:value-type="string" table:style-name="ce6">
            <text:p>I think that I would need the support of a technical person to be able to use this system</text:p>
          </table:table-cell>
          <table:table-cell office:value-type="string" table:style-name="ce6">
            <text:p>I found the various functions in this system were well integrated</text:p>
          </table:table-cell>
          <table:table-cell office:value-type="string" table:style-name="ce6">
            <text:p>I thought there was too much inconsistency in this system</text:p>
          </table:table-cell>
          <table:table-cell office:value-type="string" table:style-name="ce6">
            <text:p>I would imagine that most people would learn this system very quickly</text:p>
          </table:table-cell>
          <table:table-cell office:value-type="string" table:style-name="ce6">
            <text:p>I found this system very cumbersome to use</text:p>
          </table:table-cell>
          <table:table-cell office:value-type="string" table:style-name="ce6">
            <text:p>I felt very confident using the system</text:p>
          </table:table-cell>
          <table:table-cell office:value-type="string" table:style-name="ce6">
            <text:p>I needed to learn a lot of things before I could get going with this system</text:p>
          </table:table-cell>
          <table:table-cell table:number-columns-repeated="2" table:style-name="ce4"/>
          <table:table-cell table:style-name="ce1"/>
          <table:table-cell office:value-type="string" table:style-name="ce7">
            <text:p>Odd items</text:p>
          </table:table-cell>
          <table:table-cell office:value-type="string" table:style-name="ce7">
            <text:p>Even items</text:p>
          </table:table-cell>
          <table:table-cell office:value-type="string" table:style-name="ce7">
            <text:p>SUS score (/100)</text:p>
          </table:table-cell>
          <table:table-cell office:value-type="string" table:style-name="ce7">
            <text:p>Grades</text:p>
          </table:table-cell>
          <table:table-cell table:number-columns-repeated="2" table:style-name="ce4"/>
          <table:table-cell office:value-type="string" table:number-columns-spanned="2" table:number-rows-spanned="1" table:style-name="ce18">
            <text:p>Grading SUS Key</text:p>
          </table:table-cell>
          <table:covered-table-cell/>
          <table:table-cell table:number-columns-repeated="16361" table:style-name="ce4"/>
        </table:table-row>
        <table:table-row table:style-name="ro1">
          <table:table-cell table:style-name="ce1"/>
          <table:table-cell office:value-type="float" office:value="1" table:style-name="ce8">
            <text:p>1</text:p>
          </table:table-cell>
          <table:table-cell table:number-columns-repeated="13" table:style-name="ce1"/>
          <table:table-cell office:value-type="float" office:value="-5" table:formula="of:=SUM(([.C11]-1)+([.E11]-1)+([.G11]-1)+([.I11]-1)+([.K11]-1))" table:style-name="ce9">
            <text:p>-5</text:p>
          </table:table-cell>
          <table:table-cell office:value-type="float" office:value="25" table:formula="of:=SUM((5-[.D11])+(5-[.F11])+(5-[.H11])+(5-[.J11])+(5-[.L11]))" table:style-name="ce9">
            <text:p>25</text:p>
          </table:table-cell>
          <table:table-cell office:value-type="float" office:value="50" table:formula="of:=([.P11]+[.Q11])*2.5" table:style-name="ce19">
            <text:p>50</text:p>
          </table:table-cell>
          <table:table-cell office:value-type="string" office:string-value="F" table:formula="of:=IF([.R11]&lt;60; &quot;F&quot;;IF(AND([.R11]&gt;59; [.R11] &lt;70); &quot;D&quot;; IF(AND([.R11]&gt;69; [.R11] &lt;80); &quot;C&quot;; IF(AND([.R11]&gt;79; [.R11] &lt;90); &quot;B&quot;;IF(AND([.R11]&gt;89; [.R11]&lt;101); &quot;A&quot;;)))))" table:style-name="ce9">
            <text:p>F</text:p>
          </table:table-cell>
          <table:table-cell table:number-columns-repeated="2" table:style-name="ce1"/>
          <table:table-cell office:value-type="float" office:value="92" table:style-name="ce9">
            <text:p>92</text:p>
          </table:table-cell>
          <table:table-cell office:value-type="string" table:style-name="ce9">
            <text:p>Best imaginable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float" office:value="2" table:style-name="ce8">
            <text:p>2</text:p>
          </table:table-cell>
          <table:table-cell table:number-columns-repeated="13" table:style-name="ce1"/>
          <table:table-cell office:value-type="float" office:value="-5" table:formula="of:=SUM(([.C12]-1)+([.E12]-1)+([.G12]-1)+([.I12]-1)+([.K12]-1))" table:style-name="ce9">
            <text:p>-5</text:p>
          </table:table-cell>
          <table:table-cell office:value-type="float" office:value="25" table:formula="of:=SUM((5-[.D12])+(5-[.F12])+(5-[.H12])+(5-[.J12])+(5-[.L12]))" table:style-name="ce9">
            <text:p>25</text:p>
          </table:table-cell>
          <table:table-cell office:value-type="float" office:value="50" table:formula="of:=([.P12]+[.Q12])*2.5" table:style-name="ce19">
            <text:p>50</text:p>
          </table:table-cell>
          <table:table-cell office:value-type="string" office:string-value="F" table:formula="of:=IF([.R12]&lt;60; &quot;F&quot;;IF(AND([.R12]&gt;59; [.R12] &lt;70); &quot;D&quot;; IF(AND([.R12]&gt;69; [.R12] &lt;80); &quot;C&quot;; IF(AND([.R12]&gt;79; [.R12] &lt;90); &quot;B&quot;;IF(AND([.R12]&gt;89; [.R12]&lt;101); &quot;A&quot;;)))))" table:style-name="ce9">
            <text:p>F</text:p>
          </table:table-cell>
          <table:table-cell table:number-columns-repeated="2" table:style-name="ce1"/>
          <table:table-cell office:value-type="float" office:value="85" table:style-name="ce9">
            <text:p>85</text:p>
          </table:table-cell>
          <table:table-cell office:value-type="string" table:style-name="ce9">
            <text:p>Excellent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float" office:value="3" table:style-name="ce8">
            <text:p>3</text:p>
          </table:table-cell>
          <table:table-cell table:number-columns-repeated="13" table:style-name="ce1"/>
          <table:table-cell office:value-type="float" office:value="-5" table:formula="of:=SUM(([.C13]-1)+([.E13]-1)+([.G13]-1)+([.I13]-1)+([.K13]-1))" table:style-name="ce9">
            <text:p>-5</text:p>
          </table:table-cell>
          <table:table-cell office:value-type="float" office:value="25" table:formula="of:=SUM((5-[.D13])+(5-[.F13])+(5-[.H13])+(5-[.J13])+(5-[.L13]))" table:style-name="ce9">
            <text:p>25</text:p>
          </table:table-cell>
          <table:table-cell office:value-type="float" office:value="50" table:formula="of:=([.P13]+[.Q13])*2.5" table:style-name="ce19">
            <text:p>50</text:p>
          </table:table-cell>
          <table:table-cell office:value-type="string" office:string-value="F" table:formula="of:=IF([.R13]&lt;60; &quot;F&quot;;IF(AND([.R13]&gt;59; [.R13] &lt;70); &quot;D&quot;; IF(AND([.R13]&gt;69; [.R13] &lt;80); &quot;C&quot;; IF(AND([.R13]&gt;79; [.R13] &lt;90); &quot;B&quot;;IF(AND([.R13]&gt;89; [.R13]&lt;101); &quot;A&quot;;)))))" table:style-name="ce9">
            <text:p>F</text:p>
          </table:table-cell>
          <table:table-cell table:number-columns-repeated="2" table:style-name="ce1"/>
          <table:table-cell office:value-type="float" office:value="72" table:style-name="ce9">
            <text:p>72</text:p>
          </table:table-cell>
          <table:table-cell office:value-type="string" table:style-name="ce9">
            <text:p>Good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float" office:value="4" table:style-name="ce11">
            <text:p>4</text:p>
          </table:table-cell>
          <table:table-cell table:number-columns-repeated="13" table:style-name="ce1"/>
          <table:table-cell office:value-type="float" office:value="-5" table:formula="of:=SUM(([.C14]-1)+([.E14]-1)+([.G14]-1)+([.I14]-1)+([.K14]-1))" table:style-name="ce9">
            <text:p>-5</text:p>
          </table:table-cell>
          <table:table-cell office:value-type="float" office:value="25" table:formula="of:=SUM((5-[.D14])+(5-[.F14])+(5-[.H14])+(5-[.J14])+(5-[.L14]))" table:style-name="ce9">
            <text:p>25</text:p>
          </table:table-cell>
          <table:table-cell office:value-type="float" office:value="50" table:formula="of:=([.P14]+[.Q14])*2.5" table:style-name="ce19">
            <text:p>50</text:p>
          </table:table-cell>
          <table:table-cell office:value-type="string" office:string-value="F" table:formula="of:=IF([.R14]&lt;60; &quot;F&quot;;IF(AND([.R14]&gt;59; [.R14] &lt;70); &quot;D&quot;; IF(AND([.R14]&gt;69; [.R14] &lt;80); &quot;C&quot;; IF(AND([.R14]&gt;79; [.R14] &lt;90); &quot;B&quot;;IF(AND([.R14]&gt;89; [.R14]&lt;101); &quot;A&quot;;)))))" table:style-name="ce9">
            <text:p>F</text:p>
          </table:table-cell>
          <table:table-cell table:number-columns-repeated="2" table:style-name="ce1"/>
          <table:table-cell office:value-type="float" office:value="52" table:style-name="ce9">
            <text:p>52</text:p>
          </table:table-cell>
          <table:table-cell office:value-type="string" table:style-name="ce9">
            <text:p>OK/Fair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float" office:value="5" table:style-name="ce11">
            <text:p>5</text:p>
          </table:table-cell>
          <table:table-cell table:number-columns-repeated="13" table:style-name="ce1"/>
          <table:table-cell office:value-type="float" office:value="-5" table:formula="of:=SUM(([.C15]-1)+([.E15]-1)+([.G15]-1)+([.I15]-1)+([.K15]-1))" table:style-name="ce9">
            <text:p>-5</text:p>
          </table:table-cell>
          <table:table-cell office:value-type="float" office:value="25" table:formula="of:=SUM((5-[.D15])+(5-[.F15])+(5-[.H15])+(5-[.J15])+(5-[.L15]))" table:style-name="ce9">
            <text:p>25</text:p>
          </table:table-cell>
          <table:table-cell office:value-type="float" office:value="50" table:formula="of:=([.P15]+[.Q15])*2.5" table:style-name="ce19">
            <text:p>50</text:p>
          </table:table-cell>
          <table:table-cell office:value-type="string" office:string-value="F" table:formula="of:=IF([.R15]&lt;60; &quot;F&quot;;IF(AND([.R15]&gt;59; [.R15] &lt;70); &quot;D&quot;; IF(AND([.R15]&gt;69; [.R15] &lt;80); &quot;C&quot;; IF(AND([.R15]&gt;79; [.R15] &lt;90); &quot;B&quot;;IF(AND([.R15]&gt;89; [.R15]&lt;101); &quot;A&quot;;)))))" table:style-name="ce9">
            <text:p>F</text:p>
          </table:table-cell>
          <table:table-cell table:number-columns-repeated="2" table:style-name="ce1"/>
          <table:table-cell office:value-type="float" office:value="38" table:style-name="ce9">
            <text:p>38</text:p>
          </table:table-cell>
          <table:table-cell office:value-type="string" table:style-name="ce9">
            <text:p>Poor</text:p>
          </table:table-cell>
          <table:table-cell table:number-columns-repeated="16361"/>
        </table:table-row>
        <table:table-row table:style-name="ro1">
          <table:table-cell table:style-name="ce1"/>
          <table:table-cell office:value-type="float" office:value="6" table:style-name="ce11">
            <text:p>6</text:p>
          </table:table-cell>
          <table:table-cell table:number-columns-repeated="13" table:style-name="ce1"/>
          <table:table-cell office:value-type="float" office:value="-5" table:formula="of:=SUM(([.C16]-1)+([.E16]-1)+([.G16]-1)+([.I16]-1)+([.K16]-1))" table:style-name="ce9">
            <text:p>-5</text:p>
          </table:table-cell>
          <table:table-cell office:value-type="float" office:value="25" table:formula="of:=SUM((5-[.D16])+(5-[.F16])+(5-[.H16])+(5-[.J16])+(5-[.L16]))" table:style-name="ce9">
            <text:p>25</text:p>
          </table:table-cell>
          <table:table-cell office:value-type="float" office:value="50" table:formula="of:=([.P16]+[.Q16])*2.5" table:style-name="ce19">
            <text:p>50</text:p>
          </table:table-cell>
          <table:table-cell office:value-type="string" office:string-value="F" table:formula="of:=IF([.R16]&lt;60; &quot;F&quot;;IF(AND([.R16]&gt;59; [.R16] &lt;70); &quot;D&quot;; IF(AND([.R16]&gt;69; [.R16] &lt;80); &quot;C&quot;; IF(AND([.R16]&gt;79; [.R16] &lt;90); &quot;B&quot;;IF(AND([.R16]&gt;89; [.R16]&lt;101); &quot;A&quot;;)))))" table:style-name="ce9">
            <text:p>F</text:p>
          </table:table-cell>
          <table:table-cell table:number-columns-repeated="2" table:style-name="ce1"/>
          <table:table-cell office:value-type="float" office:value="25" table:style-name="ce9">
            <text:p>25</text:p>
          </table:table-cell>
          <table:table-cell office:value-type="string" table:style-name="ce9">
            <text:p>Worst imaginable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7" table:style-name="ce11">
            <text:p>7</text:p>
          </table:table-cell>
          <table:table-cell table:number-columns-repeated="13" table:style-name="ce1"/>
          <table:table-cell office:value-type="float" office:value="-5" table:formula="of:=SUM(([.C17]-1)+([.E17]-1)+([.G17]-1)+([.I17]-1)+([.K17]-1))" table:style-name="ce9">
            <text:p>-5</text:p>
          </table:table-cell>
          <table:table-cell office:value-type="float" office:value="25" table:formula="of:=SUM((5-[.D17])+(5-[.F17])+(5-[.H17])+(5-[.J17])+(5-[.L17]))" table:style-name="ce9">
            <text:p>25</text:p>
          </table:table-cell>
          <table:table-cell office:value-type="float" office:value="50" table:formula="of:=([.P17]+[.Q17])*2.5" table:style-name="ce19">
            <text:p>50</text:p>
          </table:table-cell>
          <table:table-cell office:value-type="string" office:string-value="F" table:formula="of:=IF([.R17]&lt;60; &quot;F&quot;;IF(AND([.R17]&gt;59; [.R17] &lt;70); &quot;D&quot;; IF(AND([.R17]&gt;69; [.R17] &lt;80); &quot;C&quot;; IF(AND([.R17]&gt;79; [.R17] &lt;90); &quot;B&quot;;IF(AND([.R17]&gt;89; [.R17]&lt;101); &quot;A&quot;;)))))" table:style-name="ce9">
            <text:p>F</text:p>
          </table:table-cell>
          <table:table-cell table:number-columns-repeated="2" table:style-name="ce1"/>
          <table:table-cell table:number-columns-repeated="2" table:style-name="ce9"/>
          <table:table-cell table:number-columns-repeated="16361"/>
        </table:table-row>
        <table:table-row table:style-name="ro1">
          <table:table-cell/>
          <table:table-cell office:value-type="float" office:value="8" table:style-name="ce11">
            <text:p>8</text:p>
          </table:table-cell>
          <table:table-cell table:number-columns-repeated="13" table:style-name="ce1"/>
          <table:table-cell office:value-type="float" office:value="-5" table:formula="of:=SUM(([.C18]-1)+([.E18]-1)+([.G18]-1)+([.I18]-1)+([.K18]-1))" table:style-name="ce9">
            <text:p>-5</text:p>
          </table:table-cell>
          <table:table-cell office:value-type="float" office:value="25" table:formula="of:=SUM((5-[.D18])+(5-[.F18])+(5-[.H18])+(5-[.J18])+(5-[.L18]))" table:style-name="ce9">
            <text:p>25</text:p>
          </table:table-cell>
          <table:table-cell office:value-type="float" office:value="50" table:formula="of:=([.P18]+[.Q18])*2.5" table:style-name="ce19">
            <text:p>50</text:p>
          </table:table-cell>
          <table:table-cell office:value-type="string" office:string-value="F" table:formula="of:=IF([.R18]&lt;60; &quot;F&quot;;IF(AND([.R18]&gt;59; [.R18] &lt;70); &quot;D&quot;; IF(AND([.R18]&gt;69; [.R18] &lt;80); &quot;C&quot;; IF(AND([.R18]&gt;79; [.R18] &lt;90); &quot;B&quot;;IF(AND([.R18]&gt;89; [.R18]&lt;101); &quot;A&quot;;)))))" table:style-name="ce9">
            <text:p>F</text:p>
          </table:table-cell>
          <table:table-cell table:number-columns-repeated="2" table:style-name="ce1"/>
          <table:table-cell office:value-type="string" table:style-name="ce12">
            <text:p>90-100</text:p>
          </table:table-cell>
          <table:table-cell office:value-type="string" table:style-name="ce12">
            <text:p>A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9" table:style-name="ce11">
            <text:p>9</text:p>
          </table:table-cell>
          <table:table-cell table:number-columns-repeated="13" table:style-name="ce1"/>
          <table:table-cell office:value-type="float" office:value="-5" table:formula="of:=SUM(([.C19]-1)+([.E19]-1)+([.G19]-1)+([.I19]-1)+([.K19]-1))" table:style-name="ce9">
            <text:p>-5</text:p>
          </table:table-cell>
          <table:table-cell office:value-type="float" office:value="25" table:formula="of:=SUM((5-[.D19])+(5-[.F19])+(5-[.H19])+(5-[.J19])+(5-[.L19]))" table:style-name="ce9">
            <text:p>25</text:p>
          </table:table-cell>
          <table:table-cell office:value-type="float" office:value="50" table:formula="of:=([.P19]+[.Q19])*2.5" table:style-name="ce19">
            <text:p>50</text:p>
          </table:table-cell>
          <table:table-cell office:value-type="string" office:string-value="F" table:formula="of:=IF([.R19]&lt;60; &quot;F&quot;;IF(AND([.R19]&gt;59; [.R19] &lt;70); &quot;D&quot;; IF(AND([.R19]&gt;69; [.R19] &lt;80); &quot;C&quot;; IF(AND([.R19]&gt;79; [.R19] &lt;90); &quot;B&quot;;IF(AND([.R19]&gt;89; [.R19]&lt;101); &quot;A&quot;;)))))" table:style-name="ce9">
            <text:p>F</text:p>
          </table:table-cell>
          <table:table-cell table:number-columns-repeated="2" table:style-name="ce1"/>
          <table:table-cell office:value-type="string" table:style-name="ce12">
            <text:p>80-89</text:p>
          </table:table-cell>
          <table:table-cell office:value-type="string" table:style-name="ce12">
            <text:p>B</text:p>
          </table:table-cell>
          <table:table-cell table:number-columns-repeated="16361"/>
        </table:table-row>
        <table:table-row table:style-name="ro1">
          <table:table-cell/>
          <table:table-cell office:value-type="float" office:value="10" table:style-name="ce11">
            <text:p>10</text:p>
          </table:table-cell>
          <table:table-cell table:number-columns-repeated="13" table:style-name="ce1"/>
          <table:table-cell office:value-type="float" office:value="-5" table:formula="of:=SUM(([.C20]-1)+([.E20]-1)+([.G20]-1)+([.I20]-1)+([.K20]-1))" table:style-name="ce9">
            <text:p>-5</text:p>
          </table:table-cell>
          <table:table-cell office:value-type="float" office:value="25" table:formula="of:=SUM((5-[.D20])+(5-[.F20])+(5-[.H20])+(5-[.J20])+(5-[.L20]))" table:style-name="ce9">
            <text:p>25</text:p>
          </table:table-cell>
          <table:table-cell office:value-type="float" office:value="50" table:formula="of:=([.P20]+[.Q20])*2.5" table:style-name="ce19">
            <text:p>50</text:p>
          </table:table-cell>
          <table:table-cell office:value-type="string" office:string-value="F" table:formula="of:=IF([.R20]&lt;60; &quot;F&quot;;IF(AND([.R20]&gt;59; [.R20] &lt;70); &quot;D&quot;; IF(AND([.R20]&gt;69; [.R20] &lt;80); &quot;C&quot;; IF(AND([.R20]&gt;79; [.R20] &lt;90); &quot;B&quot;;IF(AND([.R20]&gt;89; [.R20]&lt;101); &quot;A&quot;;)))))" table:style-name="ce9">
            <text:p>F</text:p>
          </table:table-cell>
          <table:table-cell table:number-columns-repeated="2" table:style-name="ce1"/>
          <table:table-cell office:value-type="string" table:style-name="ce13">
            <text:p>70-79</text:p>
          </table:table-cell>
          <table:table-cell office:value-type="string" table:style-name="ce13">
            <text:p>C</text:p>
          </table:table-cell>
          <table:table-cell table:number-columns-repeated="16361"/>
        </table:table-row>
        <table:table-row table:style-name="ro1">
          <table:table-cell/>
          <table:table-cell table:number-columns-repeated="17" table:style-name="ce1"/>
          <table:table-cell table:style-name="ce9"/>
          <table:table-cell table:number-columns-repeated="2" table:style-name="ce1"/>
          <table:table-cell office:value-type="string" table:style-name="ce13">
            <text:p>60-69</text:p>
          </table:table-cell>
          <table:table-cell office:value-type="string" table:style-name="ce13">
            <text:p>D</text:p>
          </table:table-cell>
          <table:table-cell table:number-columns-repeated="16361"/>
        </table:table-row>
        <table:table-row table:style-name="ro1">
          <table:table-cell/>
          <table:table-cell table:number-columns-repeated="15" table:style-name="ce1"/>
          <table:table-cell office:value-type="string" table:style-name="ce14">
            <text:p>Average score</text:p>
          </table:table-cell>
          <table:table-cell office:value-type="float" office:value="50" table:formula="of:=AVERAGE([.R11:.R20])" table:style-name="ce20">
            <text:p>50</text:p>
          </table:table-cell>
          <table:table-cell office:value-type="string" office:string-value="F" table:formula="of:=IF([.R22]&lt;60; &quot;F&quot;;IF(AND([.R22]&gt;59; [.R22] &lt;70); &quot;D&quot;; IF(AND([.R22]&gt;69; [.R22] &lt;80); &quot;C&quot;; IF(AND([.R22]&gt;79; [.R22] &lt;90); &quot;B&quot;;IF(AND([.R22]&gt;89; [.R22]&lt;101); &quot;A&quot;;)))))" table:style-name="ce9">
            <text:p>F</text:p>
          </table:table-cell>
          <table:table-cell table:number-columns-repeated="2" table:style-name="ce1"/>
          <table:table-cell office:value-type="string" table:style-name="ce16">
            <text:p>Less than 60</text:p>
          </table:table-cell>
          <table:table-cell office:value-type="string" table:style-name="ce16">
            <text:p>F</text:p>
          </table:table-cell>
          <table:table-cell table:number-columns-repeated="16361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EB9C"/>
      <style:text-properties fo:color="#9C5700"/>
    </style:style>
    <style:style style:name="cf6" style:family="table-cell" style:data-style-name="N0">
      <style:table-cell-properties fo:background-color="#C6EFCE"/>
      <style:text-properties fo:color="#006100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FFC7CE"/>
      <style:text-properties fo:color="#9C0006" style:font-family-generic="swiss"/>
    </style:style>
    <style:style style:name="cf8" style:family="table-cell">
      <style:table-cell-properties fo:background-color="#FFEB9C"/>
      <style:text-properties fo:color="#9C5700" style:font-family-generic="swiss"/>
    </style:style>
    <style:style style:name="cf9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nnabelle Andre</meta:initial-creator>
    <dc:creator>Jack</dc:creator>
    <meta:creation-date>2017-04-18T08:52:02Z</meta:creation-date>
    <dc:date>2019-02-28T11:02:13Z</dc:date>
  </office:meta>
</office:document-meta>
</file>